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06d276"/>
    </style:style>
    <style:style style:name="P3" style:family="paragraph" style:parent-style-name="Heading_20_2">
      <style:paragraph-properties fo:text-align="center" style:justify-single-word="false"/>
    </style:style>
    <style:style style:name="P4" style:family="paragraph" style:parent-style-name="Heading_20_3">
      <style:paragraph-properties fo:text-align="center" style:justify-single-word="false"/>
    </style:style>
    <style:style style:name="P5" style:family="paragraph" style:parent-style-name="Heading_20_4">
      <style:paragraph-properties fo:text-align="justify" style:justify-single-word="false"/>
    </style:style>
    <style:style style:name="P6" style:family="paragraph" style:parent-style-name="Heading_20_4">
      <style:paragraph-properties fo:text-align="start" style:justify-single-word="false"/>
      <style:text-properties officeooo:paragraph-rsid="0006d276"/>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officeooo:rsid="00039eb5"/>
    </style:style>
    <style:style style:name="T3" style:family="text">
      <style:text-properties officeooo:rsid="00056bc1"/>
    </style:style>
    <style:style style:name="T4" style:family="text">
      <style:text-properties officeooo:rsid="0006d2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Le scenario</text:h>
      <text:p text:style-name="P1"><text:tab/>L'objectif est de reconstruire en une simulation la "Bataille de Teutobourg", un massacre de l'armée romaine (<text:span text:style-name="T2">près de</text:span> 20.000 hommes) par des "barbares" <text:span text:style-name="T2">g</text:span>ermaniques. Cet engagement est intéressant d'une part parce qu'il met en conflit une armée organisé<text:span text:style-name="T2">e</text:span> hiérarchiquement (donc plutôt « bleu<text:span text:style-name="T2">e »</text:span>) et une armée moins structuré<text:span text:style-name="T2">e</text:span> (plutôt « rouge ») mais aussi parce que cette bataille reste toujours un mystère pour les historiens: on ne sait pas où elle s'est produit<text:span text:style-name="T2">e</text:span> ou son déroulement exact. Une reconstruction informatique est donc assez pertinente! <text:s/></text:p>
      <text:p text:style-name="P1"><text:tab/>Nous pouvons nous demander comment une force moins bien équipé<text:span text:style-name="T2">e</text:span> et moins bien discipliné<text:span text:style-name="T2">e</text:span> que l'armée <text:span text:style-name="T2">r</text:span>omaine, à la pointe de la technologie à l'époque, a pu infliger une telle humiliation. Peut-être en profitant d<text:span text:style-name="T2">u</text:span> manque de mobilité et de connaissance du terrain? De la psychologie?</text:p>
      <text:h text:style-name="P3" text:outline-level="2">Les agents</text:h>
      <text:p text:style-name="P1"><text:tab/>Par la suite nous parlerons « d<text:span text:style-name="T2">'</text:span>unités » à la place « d<text:span text:style-name="T2">'</text:span>agents ». Chaque unité est un ensemble d'hommes armés qui se déplacent tous ensemble soit <text:span text:style-name="T2">en</text:span> formation, soit en masse désorganisé<text:span text:style-name="T2">e</text:span> (horde). L'unité possède donc comme attributs une "force", c'est à dire un nombre d'hommes, et un "moral". Il est détruit soit quand il ne possède plus d'hommes (détruit) soit quand il n'a plus de moral (mise en fuite).</text:p>
      <text:h text:style-name="P4" text:outline-level="3">Mouvement</text:h>
      <text:p text:style-name="P1"><text:tab/>Tou<text:span text:style-name="T2">tes</text:span> les unités ont une orientation. Ils ne peuvent pas traverser les autres unités et ne peuvent avancer que vers leur orientation mais peuvent avancer tout en changeant de direction. Une horde peut changer librement de direction à tout moment alors qu'une formation ne peut modifier son orientation que lentement, d'une quantité restreint<text:span text:style-name="T3">e</text:span> par tour. Les hordes se déplacent également plus vite que les formations. </text:p>
      <text:h text:style-name="P4" text:outline-level="3">Perception</text:h>
      <text:p text:style-name="P1"><text:tab/>Un<text:span text:style-name="T3">e</text:span> unité peut percevoir d'autres unités se retrouvant dans une ellipse de perception étiré<text:span text:style-name="T3">e</text:span> vers là où il s'oriente, appelé<text:span text:style-name="T3">e</text:span> "zone de perception". Notons que pour implémenter ceci il suffit d'un calcul entier : <text:span text:style-name="T1">déterminant(direction(a,b), orientation(a)).</text:span></text:p>
      <text:h text:style-name="P4" text:outline-level="3">Combat</text:h>
      <text:p text:style-name="P1"><text:tab/>Un<text:span text:style-name="T3">e</text:span> unité est dite « en combat » quand <text:span text:style-name="T3">elle</text:span> décide d'attaquer un<text:span text:style-name="T3">e</text:span> unité devant et en contact avec <text:span text:style-name="T3">elle</text:span> ou quand un<text:span text:style-name="T3">e</text:span> autre unité rentre en combat avec <text:span text:style-name="T3">elle</text:span>. <text:span text:style-name="T3">Elle</text:span> peut sortir de combat à tout moment en se déplaçant hors de la mêlée.</text:p>
      <text:p text:style-name="P1"><text:tab/>Un<text:span text:style-name="T3">e</text:span> unité en combat attaque <text:span text:style-name="T3">une fois </text:span>par homme <text:span text:style-name="T3">qui la compose</text:span>. Ces attaques sont divisé<text:span text:style-name="T4">e</text:span>s entre tou<text:span text:style-name="T4">tes</text:span> les unités avec lesquel<text:span text:style-name="T4">le</text:span>s <text:span text:style-name="T4">elle</text:span> est en combat. Chaque attaque peut tuer un homme de l'unité ciblé<text:span text:style-name="T4">e</text:span>, selon le hasard. Les formations, grâce à leur forme compacte, permettent aux hommes à l'intérieur de se défendre mutuellement, donc ont moins de chance de perdre des hommes. </text:p>
      <text:p text:style-name="P1"><text:tab/>Cependant un<text:span text:style-name="T4">e</text:span> unité en formation perd sa cohérence et devient une horde si <text:span text:style-name="T4">el</text:span>l<text:span text:style-name="T4">e</text:span> est attaquée de deux directions séparé<text:span text:style-name="T4">e</text:span>s d'un angle de plus de 90 degrés. Quand une tel<text:span text:style-name="T4">le</text:span> attaque se fait, que le <text:span text:style-name="T4">destinataire</text:span> soit formation ou horde, il prend de<text:span text:style-name="T4">s</text:span> dégâts 2 fois plus facilement lors de l'attaque initiale des nouveau<text:span text:style-name="T4">x</text:span> venus à cause de l'effet de surprise.</text:p>
      <text:h text:style-name="P4" text:outline-level="3"><text:soft-page-break/>Moral</text:h>
      <text:p text:style-name="P1"><text:tab/>Contrairement à la "force", l<text:span text:style-name="T4">e</text:span> moral peut se régénérer au fil du temps. Chaque tour l'unité regarde son état propre (nombre d'hommes, formation, combat) ainsi que les états de tou<text:span text:style-name="T4">tes</text:span> les unités dans s<text:span text:style-name="T4">a</text:span> zone de perception pour évaluer sa situation personnelle et la situation (perçue) de son équipe et de l'équipe adverse. Selon cette évaluation s<text:span text:style-name="T4">on</text:span> moral montera ou descendra. En plus de ces évaluations<text:span text:style-name="T4">,</text:span> perdre des hommes fait <text:span text:style-name="T4">baisser</text:span> l<text:span text:style-name="T4">e</text:span> moral et en tuer <text:span text:style-name="T4">le </text:span>fait remonter.</text:p>
      <text:h text:style-name="P3" text:outline-level="2">Les équipes</text:h>
      <text:h text:style-name="P4" text:outline-level="3">Les Romains</text:h>
      <text:p text:style-name="P2"><text:tab/>Les unités <text:span text:style-name="T4">r</text:span>omain<text:span text:style-name="T4">e</text:span>s ont l'avantage de pouvoir se mettre en formation, et ont une organisation hiérarchique très précise. Il existe parmi eux deux types d'unité<text:span text:style-name="T4">s</text:span> (ou plutôt rôles) spéciales : les généraux et les capitaines. Chaque capitaine contrôle un ensemble d'unités normales et chaque général un ensemble de capitaines.</text:p>
      <text:h text:style-name="P6" text:outline-level="4">"Commande"</text:h>
      <text:p text:style-name="P1"><text:tab/>Une "commande" d'un<text:span text:style-name="T4">e</text:span> unité est l'ensemble d'unités sous contrôle, direct ou indirect, de cet<text:span text:style-name="T4">te</text:span> unité. Par exemple au début il n'y a qu'un seul général, donc sa commande est équivalent<text:span text:style-name="T4">e</text:span> à l'ensemble des unités de son équipe. Nous considérons qu'un<text:span text:style-name="T4">e</text:span> unité fait partie de sa propre commande. Tout<text:span text:style-name="T4">e</text:span> unité fait donc partie de la commande d'un général et de la commande d'un capitaine (sauf s'il est général).</text:p>
      <text:p text:style-name="P1"><text:tab/>Sauf pour résoudre les conflits précisés ci-dessus, un<text:span text:style-name="T4">e</text:span> unité ne pourra communiquer qu'avec les unités sous s<text:span text:style-name="T4">on</text:span> contrôle direct, ou qui le contrôlent directement. </text:p>
      <text:h text:style-name="P5" text:outline-level="4">Généraux</text:h>
      <text:p text:style-name="P1"><text:tab/>De base il n'y a <text:span text:style-name="T4">q</text:span>u'un seul général mais de nouveaux peuvent être créés. Si deux généra<text:span text:style-name="T4">ux</text:span> sont assez proches pour se voir, celui avec la plus petite commande deviendra capitaine sous contrôl<text:span text:style-name="T4">e</text:span> de l'autre. Si les deux ont une commande de taille égale le "gagnant" sera déterminé au hasard.</text:p>
      <text:p text:style-name="P1"><text:tab/>Un général qui ne voit aucun<text:span text:style-name="T4">e</text:span> unité et ne commande aucun<text:span text:style-name="T4">e</text:span> unité devient un<text:span text:style-name="T4">e</text:span> unité normal<text:span text:style-name="T4">e</text:span>.</text:p>
      <text:h text:style-name="P5" text:outline-level="4">Capitaines</text:h>
      <text:p text:style-name="P1"><text:tab/>Si un capitaine sans autre unité sous s<text:span text:style-name="T4">on</text:span> commande<text:span text:style-name="T4">ment</text:span> voit un autre capitaine qui répond au même général, il ira rejoindre la commande de celui-ci en tant qu'unité normale. Si aucun des deux capitaines n'a d'unité sous sa commande le "gagnant" est choisi au hasard.</text:p>
      <text:p text:style-name="P1"><text:tab/>Un capitaine n'aillant pas son général dans s<text:span text:style-name="T4">a</text:span> zone de perception pendant une courte période passera <text:span text:style-name="T4">sous</text:span> l<text:span text:style-name="T4">e</text:span> commande<text:span text:style-name="T4">ment</text:span> du général visible avec la plus grande commande. Si aucun général n'est visible il s'élira général, et toutes les unités sous son contrôle deviennent alors des capitaines, à condition d'avoir des unités sous s<text:span text:style-name="T4">on</text:span> contrôle.</text:p>
      <text:p text:style-name="P1"><text:tab/>Un capitaine qui ne voit aucun<text:span text:style-name="T4">e</text:span> unité et ne commande aucun<text:span text:style-name="T4">e</text:span> unité devient un<text:span text:style-name="T4">e</text:span> unité normal<text:span text:style-name="T4">e</text:span>.</text:p>
      <text:h text:style-name="P5" text:outline-level="4">Autres unités</text:h>
      <text:p text:style-name="P1"><text:tab/>Les autres unités fonctionnent de même que les capitaines : ils s'associent à un nouveau <text:soft-page-break/>capitaine si le leur n'est plus visible, et deviennent capitaines s'ils n'ont aucun capitaine à proximité. </text:p>
      <text:p text:style-name="P1"/>
      <text:h text:style-name="P4" text:outline-level="3">Les "Barbares"</text:h>
      <text:p text:style-name="P1"><text:tab/>Les unités barbares ne peuvent pas se mettre en formation, et contrairement à l'armée Romaine il n'y a aucune distinction entre les unités: tous sont <text:span text:style-name="T4">sur un</text:span> pied d'égalité. Chaque unité peut alors communiquer avec tou<text:span text:style-name="T4">tes</text:span> les unités figurant dans s<text:span text:style-name="T4">a</text:span> zone de perception.</text:p>
      <text:p text:style-name="P1"/>
      <text:h text:style-name="P4" text:outline-level="3"><text:span text:style-name="T4">Enjeu</text:span></text:h>
      <text:p text:style-name="P2"><text:span text:style-name="T4"><text:tab/>L'enjeu de cette simulation sera donc de mettre en œuvre différentes tactiques indirectes pour les barbares et directes pour les romains et de les confronter.</text:span></text:p>
      <text:p text:style-name="P2"><text:span text:style-name="T4"/></text:p>
      <text:h text:style-name="P4" text:outline-level="3"><text:span text:style-name="T4">Technologie</text:span></text:h>
      <text:p text:style-name="P2"><text:span text:style-name="T4"><text:tab/>Nous comptons programmer cette simulation en NetLog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LGC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LGC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3" style:display-name="Heading 3" style:family="paragraph" style:parent-style-name="Heading" style:next-style-name="Text_20_body" style:default-outline-level="3" style:class="text">
      <style:paragraph-properties fo:margin="100%" fo:margin-left="0.76cm" fo:margin-right="0cm" fo:text-indent="-0.76cm" style:auto-text-indent="false">
        <style:tab-stops/>
      </style:paragraph-properties>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fo:font-size="18pt" fo:font-style="italic" fo:font-weight="bold" style:font-size-asian="14pt" style:font-style-asian="italic" style:font-weight-asian="normal" style:font-size-complex="14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100%" fo:margin-left="1.199cm" fo:margin-right="0.76cm" fo:text-indent="-0.76cm" style:auto-text-indent="false">
        <style:tab-stops/>
      </style:paragraph-properties>
      <style:text-properties fo:font-size="85%" fo:font-style="italic" fo:font-weight="bold" style:font-size-asian="85%" style:font-style-asian="italic" style:font-weight-asian="bold" style:font-size-complex="8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dyce </meta:initial-creator>
    <meta:creation-date>2012-11-13T12:52:57</meta:creation-date>
    <dc:date>2012-11-13T19:15:55</dc:date>
    <meta:editing-duration>PT1H27M37S</meta:editing-duration>
    <meta:editing-cycles>5</meta:editing-cycles>
    <meta:generator>LibreOffice/3.6$MacOSX_x86 LibreOffice_project/da8c1e6-fd468f4-454e206-f42a4a9-143cfd</meta:generator>
    <meta:document-statistic meta:table-count="0" meta:image-count="0" meta:object-count="0" meta:page-count="3" meta:paragraph-count="36" meta:word-count="1000" meta:character-count="6154" meta:non-whitespace-character-count="5163"/>
  </office:meta>
</office:document-meta>
</file>